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7.45pt"/>
    </style:style>
    <style:style style:name="co2" style:family="table-column">
      <style:table-column-properties fo:break-before="auto" style:column-width="47.31pt"/>
    </style:style>
    <style:style style:name="co3" style:family="table-column">
      <style:table-column-properties fo:break-before="auto" style:column-width="159.25pt"/>
    </style:style>
    <style:style style:name="co4" style:family="table-column">
      <style:table-column-properties fo:break-before="auto" style:column-width="388.49pt"/>
    </style:style>
    <style:style style:name="co5" style:family="table-column">
      <style:table-column-properties fo:break-before="auto" style:column-width="414.7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S_05_EST_B19313E_with_an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GEO.id2</text:p>
          </table:table-cell>
          <table:table-cell office:value-type="string" calcext:value-type="string">
            <text:p>GEO.display-label</text:p>
          </table:table-cell>
          <table:table-cell office:value-type="string" calcext:value-type="string">
            <text:p>HD01_VD01</text:p>
          </table:table-cell>
          <table:table-cell office:value-type="string" calcext:value-type="string">
            <text:p>HD02_VD01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2</text:p>
          </table:table-cell>
          <table:table-cell office:value-type="string" calcext:value-type="string">
            <text:p>Geography</text:p>
          </table:table-cell>
          <table:table-cell office:value-type="string" calcext:value-type="string">
            <text:p>Estimate; Aggregate income in the past 12 months (in 2005 inflation-adjusted dollars)</text:p>
          </table:table-cell>
          <table:table-cell office:value-type="string" calcext:value-type="string">
            <text:p>Margin of Error; Aggregate income in the past 12 months (in 2005 inflation-adjusted dollars)</text:p>
          </table:table-cell>
        </table:table-row>
        <table:table-row table:style-name="ro1">
          <table:table-cell office:value-type="string" calcext:value-type="string">
            <text:p>0500000US0202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Anchorage Municipality, Alaska</text:p>
          </table:table-cell>
          <table:table-cell office:value-type="float" office:value="34343500" calcext:value-type="float">
            <text:p>34343500</text:p>
          </table:table-cell>
          <table:table-cell office:value-type="float" office:value="8785787" calcext:value-type="float">
            <text:p>8785787</text:p>
          </table:table-cell>
        </table:table-row>
        <table:table-row table:style-name="ro1">
          <table:table-cell office:value-type="string" calcext:value-type="string">
            <text:p>0500000US04013</text:p>
          </table:table-cell>
          <table:table-cell office:value-type="float" office:value="4013" calcext:value-type="float">
            <text:p>4013</text:p>
          </table:table-cell>
          <table:table-cell office:value-type="string" calcext:value-type="string">
            <text:p>Maricopa County, Arizona</text:p>
          </table:table-cell>
          <table:table-cell office:value-type="float" office:value="87314000" calcext:value-type="float">
            <text:p>87314000</text:p>
          </table:table-cell>
          <table:table-cell office:value-type="float" office:value="46169119" calcext:value-type="float">
            <text:p>46169119</text:p>
          </table:table-cell>
        </table:table-row>
        <table:table-row table:style-name="ro1">
          <table:table-cell office:value-type="string" calcext:value-type="string">
            <text:p>0500000US04019</text:p>
          </table:table-cell>
          <table:table-cell office:value-type="float" office:value="4019" calcext:value-type="float">
            <text:p>4019</text:p>
          </table:table-cell>
          <table:table-cell office:value-type="string" calcext:value-type="string">
            <text:p>Pima County, Arizona</text:p>
          </table:table-cell>
          <table:table-cell office:value-type="float" office:value="21496800" calcext:value-type="float">
            <text:p>21496800</text:p>
          </table:table-cell>
          <table:table-cell office:value-type="float" office:value="9304458" calcext:value-type="float">
            <text:p>9304458</text:p>
          </table:table-cell>
        </table:table-row>
        <table:table-row table:style-name="ro1">
          <table:table-cell office:value-type="string" calcext:value-type="string">
            <text:p>0500000US05007</text:p>
          </table:table-cell>
          <table:table-cell office:value-type="float" office:value="5007" calcext:value-type="float">
            <text:p>5007</text:p>
          </table:table-cell>
          <table:table-cell office:value-type="string" calcext:value-type="string">
            <text:p>Benton County, Arkansas</text:p>
          </table:table-cell>
          <table:table-cell office:value-type="float" office:value="4869600" calcext:value-type="float">
            <text:p>4869600</text:p>
          </table:table-cell>
          <table:table-cell office:value-type="float" office:value="4870794" calcext:value-type="float">
            <text:p>4870794</text:p>
          </table:table-cell>
        </table:table-row>
        <table:table-row table:style-name="ro1">
          <table:table-cell office:value-type="string" calcext:value-type="string">
            <text:p>0500000US05143</text:p>
          </table:table-cell>
          <table:table-cell office:value-type="float" office:value="5143" calcext:value-type="float">
            <text:p>5143</text:p>
          </table:table-cell>
          <table:table-cell office:value-type="string" calcext:value-type="string">
            <text:p>Washington County, Arkansas</text:p>
          </table:table-cell>
          <table:table-cell office:value-type="float" office:value="9506300" calcext:value-type="float">
            <text:p>9506300</text:p>
          </table:table-cell>
          <table:table-cell office:value-type="float" office:value="7798288" calcext:value-type="float">
            <text:p>7798288</text:p>
          </table:table-cell>
        </table:table-row>
        <table:table-row table:style-name="ro1">
          <table:table-cell office:value-type="string" calcext:value-type="string">
            <text:p>0500000US06001</text:p>
          </table:table-cell>
          <table:table-cell office:value-type="float" office:value="6001" calcext:value-type="float">
            <text:p>6001</text:p>
          </table:table-cell>
          <table:table-cell office:value-type="string" calcext:value-type="string">
            <text:p>Alameda County, California</text:p>
          </table:table-cell>
          <table:table-cell office:value-type="float" office:value="168818800" calcext:value-type="float">
            <text:p>168818800</text:p>
          </table:table-cell>
          <table:table-cell office:value-type="float" office:value="34203073" calcext:value-type="float">
            <text:p>34203073</text:p>
          </table:table-cell>
        </table:table-row>
        <table:table-row table:style-name="ro1">
          <table:table-cell office:value-type="string" calcext:value-type="string">
            <text:p>0500000US06007</text:p>
          </table:table-cell>
          <table:table-cell office:value-type="float" office:value="6007" calcext:value-type="float">
            <text:p>6007</text:p>
          </table:table-cell>
          <table:table-cell office:value-type="string" calcext:value-type="string">
            <text:p>Butte County, California</text:p>
          </table:table-cell>
          <table:table-cell office:value-type="float" office:value="20782700" calcext:value-type="float">
            <text:p>20782700</text:p>
          </table:table-cell>
          <table:table-cell office:value-type="float" office:value="19276058" calcext:value-type="float">
            <text:p>19276058</text:p>
          </table:table-cell>
        </table:table-row>
        <table:table-row table:style-name="ro1">
          <table:table-cell office:value-type="string" calcext:value-type="string">
            <text:p>0500000US06013</text:p>
          </table:table-cell>
          <table:table-cell office:value-type="float" office:value="6013" calcext:value-type="float">
            <text:p>6013</text:p>
          </table:table-cell>
          <table:table-cell office:value-type="string" calcext:value-type="string">
            <text:p>Contra Costa County, California</text:p>
          </table:table-cell>
          <table:table-cell office:value-type="float" office:value="83405000" calcext:value-type="float">
            <text:p>83405000</text:p>
          </table:table-cell>
          <table:table-cell office:value-type="float" office:value="29601553" calcext:value-type="float">
            <text:p>29601553</text:p>
          </table:table-cell>
        </table:table-row>
        <table:table-row table:style-name="ro1">
          <table:table-cell office:value-type="string" calcext:value-type="string">
            <text:p>0500000US06019</text:p>
          </table:table-cell>
          <table:table-cell office:value-type="float" office:value="6019" calcext:value-type="float">
            <text:p>6019</text:p>
          </table:table-cell>
          <table:table-cell office:value-type="string" calcext:value-type="string">
            <text:p>Fresno County, California</text:p>
          </table:table-cell>
          <table:table-cell office:value-type="float" office:value="22827700" calcext:value-type="float">
            <text:p>22827700</text:p>
          </table:table-cell>
          <table:table-cell office:value-type="float" office:value="6289229" calcext:value-type="float">
            <text:p>6289229</text:p>
          </table:table-cell>
        </table:table-row>
        <table:table-row table:style-name="ro1">
          <table:table-cell office:value-type="string" calcext:value-type="string">
            <text:p>0500000US06029</text:p>
          </table:table-cell>
          <table:table-cell office:value-type="float" office:value="6029" calcext:value-type="float">
            <text:p>6029</text:p>
          </table:table-cell>
          <table:table-cell office:value-type="string" calcext:value-type="string">
            <text:p>Kern County, California</text:p>
          </table:table-cell>
          <table:table-cell office:value-type="float" office:value="24123500" calcext:value-type="float">
            <text:p>24123500</text:p>
          </table:table-cell>
          <table:table-cell office:value-type="float" office:value="22522916" calcext:value-type="float">
            <text:p>22522916</text:p>
          </table:table-cell>
        </table:table-row>
        <table:table-row table:style-name="ro1">
          <table:table-cell office:value-type="string" calcext:value-type="string">
            <text:p>0500000US06037</text:p>
          </table:table-cell>
          <table:table-cell office:value-type="float" office:value="6037" calcext:value-type="float">
            <text:p>6037</text:p>
          </table:table-cell>
          <table:table-cell office:value-type="string" calcext:value-type="string">
            <text:p>Los Angeles County, California</text:p>
          </table:table-cell>
          <table:table-cell office:value-type="float" office:value="681438300" calcext:value-type="float">
            <text:p>681438300</text:p>
          </table:table-cell>
          <table:table-cell office:value-type="float" office:value="110378815" calcext:value-type="float">
            <text:p>110378815</text:p>
          </table:table-cell>
        </table:table-row>
        <table:table-row table:style-name="ro1">
          <table:table-cell office:value-type="string" calcext:value-type="string">
            <text:p>0500000US06041</text:p>
          </table:table-cell>
          <table:table-cell office:value-type="float" office:value="6041" calcext:value-type="float">
            <text:p>6041</text:p>
          </table:table-cell>
          <table:table-cell office:value-type="string" calcext:value-type="string">
            <text:p>Marin County, California</text:p>
          </table:table-cell>
          <table:table-cell office:value-type="float" office:value="19416100" calcext:value-type="float">
            <text:p>19416100</text:p>
          </table:table-cell>
          <table:table-cell office:value-type="float" office:value="8138602" calcext:value-type="float">
            <text:p>8138602</text:p>
          </table:table-cell>
        </table:table-row>
        <table:table-row table:style-name="ro1">
          <table:table-cell office:value-type="string" calcext:value-type="string">
            <text:p>0500000US06053</text:p>
          </table:table-cell>
          <table:table-cell office:value-type="float" office:value="6053" calcext:value-type="float">
            <text:p>6053</text:p>
          </table:table-cell>
          <table:table-cell office:value-type="string" calcext:value-type="string">
            <text:p>Monterey County, California</text:p>
          </table:table-cell>
          <table:table-cell office:value-type="float" office:value="38813200" calcext:value-type="float">
            <text:p>38813200</text:p>
          </table:table-cell>
          <table:table-cell office:value-type="float" office:value="13550113" calcext:value-type="float">
            <text:p>13550113</text:p>
          </table:table-cell>
        </table:table-row>
        <table:table-row table:style-name="ro1">
          <table:table-cell office:value-type="string" calcext:value-type="string">
            <text:p>0500000US06059</text:p>
          </table:table-cell>
          <table:table-cell office:value-type="float" office:value="6059" calcext:value-type="float">
            <text:p>6059</text:p>
          </table:table-cell>
          <table:table-cell office:value-type="string" calcext:value-type="string">
            <text:p>Orange County, California</text:p>
          </table:table-cell>
          <table:table-cell office:value-type="float" office:value="228401100" calcext:value-type="float">
            <text:p>228401100</text:p>
          </table:table-cell>
          <table:table-cell office:value-type="float" office:value="54524204" calcext:value-type="float">
            <text:p>54524204</text:p>
          </table:table-cell>
        </table:table-row>
        <table:table-row table:style-name="ro1">
          <table:table-cell office:value-type="string" calcext:value-type="string">
            <text:p>0500000US06065</text:p>
          </table:table-cell>
          <table:table-cell office:value-type="float" office:value="6065" calcext:value-type="float">
            <text:p>6065</text:p>
          </table:table-cell>
          <table:table-cell office:value-type="string" calcext:value-type="string">
            <text:p>Riverside County, California</text:p>
          </table:table-cell>
          <table:table-cell office:value-type="float" office:value="105122900" calcext:value-type="float">
            <text:p>105122900</text:p>
          </table:table-cell>
          <table:table-cell office:value-type="float" office:value="23274665" calcext:value-type="float">
            <text:p>23274665</text:p>
          </table:table-cell>
        </table:table-row>
        <table:table-row table:style-name="ro1">
          <table:table-cell office:value-type="string" calcext:value-type="string">
            <text:p>0500000US06067</text:p>
          </table:table-cell>
          <table:table-cell office:value-type="float" office:value="6067" calcext:value-type="float">
            <text:p>6067</text:p>
          </table:table-cell>
          <table:table-cell office:value-type="string" calcext:value-type="string">
            <text:p>Sacramento County, California</text:p>
          </table:table-cell>
          <table:table-cell office:value-type="float" office:value="110309200" calcext:value-type="float">
            <text:p>110309200</text:p>
          </table:table-cell>
          <table:table-cell office:value-type="float" office:value="18823482" calcext:value-type="float">
            <text:p>18823482</text:p>
          </table:table-cell>
        </table:table-row>
        <table:table-row table:style-name="ro1">
          <table:table-cell office:value-type="string" calcext:value-type="string">
            <text:p>0500000US06071</text:p>
          </table:table-cell>
          <table:table-cell office:value-type="float" office:value="6071" calcext:value-type="float">
            <text:p>6071</text:p>
          </table:table-cell>
          <table:table-cell office:value-type="string" calcext:value-type="string">
            <text:p>San Bernardino County, California</text:p>
          </table:table-cell>
          <table:table-cell office:value-type="float" office:value="115771700" calcext:value-type="float">
            <text:p>115771700</text:p>
          </table:table-cell>
          <table:table-cell office:value-type="float" office:value="30374255" calcext:value-type="float">
            <text:p>30374255</text:p>
          </table:table-cell>
        </table:table-row>
        <table:table-row table:style-name="ro1">
          <table:table-cell office:value-type="string" calcext:value-type="string">
            <text:p>0500000US06073</text:p>
          </table:table-cell>
          <table:table-cell office:value-type="float" office:value="6073" calcext:value-type="float">
            <text:p>6073</text:p>
          </table:table-cell>
          <table:table-cell office:value-type="string" calcext:value-type="string">
            <text:p>San Diego County, California</text:p>
          </table:table-cell>
          <table:table-cell office:value-type="float" office:value="217284500" calcext:value-type="float">
            <text:p>217284500</text:p>
          </table:table-cell>
          <table:table-cell office:value-type="float" office:value="54122597" calcext:value-type="float">
            <text:p>54122597</text:p>
          </table:table-cell>
        </table:table-row>
        <table:table-row table:style-name="ro1">
          <table:table-cell office:value-type="string" calcext:value-type="string">
            <text:p>0500000US06075</text:p>
          </table:table-cell>
          <table:table-cell office:value-type="float" office:value="6075" calcext:value-type="float">
            <text:p>6075</text:p>
          </table:table-cell>
          <table:table-cell office:value-type="string" calcext:value-type="string">
            <text:p>San Francisco County, California</text:p>
          </table:table-cell>
          <table:table-cell office:value-type="float" office:value="52451100" calcext:value-type="float">
            <text:p>52451100</text:p>
          </table:table-cell>
          <table:table-cell office:value-type="float" office:value="23896123" calcext:value-type="float">
            <text:p>23896123</text:p>
          </table:table-cell>
        </table:table-row>
        <table:table-row table:style-name="ro1">
          <table:table-cell office:value-type="string" calcext:value-type="string">
            <text:p>0500000US06077</text:p>
          </table:table-cell>
          <table:table-cell office:value-type="float" office:value="6077" calcext:value-type="float">
            <text:p>6077</text:p>
          </table:table-cell>
          <table:table-cell office:value-type="string" calcext:value-type="string">
            <text:p>San Joaquin County, California</text:p>
          </table:table-cell>
          <table:table-cell office:value-type="float" office:value="71308600" calcext:value-type="float">
            <text:p>71308600</text:p>
          </table:table-cell>
          <table:table-cell office:value-type="float" office:value="36692323" calcext:value-type="float">
            <text:p>36692323</text:p>
          </table:table-cell>
        </table:table-row>
        <table:table-row table:style-name="ro1">
          <table:table-cell office:value-type="string" calcext:value-type="string">
            <text:p>0500000US06081</text:p>
          </table:table-cell>
          <table:table-cell office:value-type="float" office:value="6081" calcext:value-type="float">
            <text:p>6081</text:p>
          </table:table-cell>
          <table:table-cell office:value-type="string" calcext:value-type="string">
            <text:p>San Mateo County, California</text:p>
          </table:table-cell>
          <table:table-cell office:value-type="float" office:value="169611700" calcext:value-type="float">
            <text:p>169611700</text:p>
          </table:table-cell>
          <table:table-cell office:value-type="float" office:value="29351026" calcext:value-type="float">
            <text:p>29351026</text:p>
          </table:table-cell>
        </table:table-row>
        <table:table-row table:style-name="ro1">
          <table:table-cell office:value-type="string" calcext:value-type="string">
            <text:p>0500000US06083</text:p>
          </table:table-cell>
          <table:table-cell office:value-type="float" office:value="6083" calcext:value-type="float">
            <text:p>6083</text:p>
          </table:table-cell>
          <table:table-cell office:value-type="string" calcext:value-type="string">
            <text:p>Santa Barbara County, California</text:p>
          </table:table-cell>
          <table:table-cell office:value-type="float" office:value="16278100" calcext:value-type="float">
            <text:p>16278100</text:p>
          </table:table-cell>
          <table:table-cell office:value-type="float" office:value="10535072" calcext:value-type="float">
            <text:p>10535072</text:p>
          </table:table-cell>
        </table:table-row>
        <table:table-row table:style-name="ro1">
          <table:table-cell office:value-type="string" calcext:value-type="string">
            <text:p>0500000US06085</text:p>
          </table:table-cell>
          <table:table-cell office:value-type="float" office:value="6085" calcext:value-type="float">
            <text:p>6085</text:p>
          </table:table-cell>
          <table:table-cell office:value-type="string" calcext:value-type="string">
            <text:p>Santa Clara County, California</text:p>
          </table:table-cell>
          <table:table-cell office:value-type="float" office:value="123862700" calcext:value-type="float">
            <text:p>123862700</text:p>
          </table:table-cell>
          <table:table-cell office:value-type="float" office:value="31842153" calcext:value-type="float">
            <text:p>31842153</text:p>
          </table:table-cell>
        </table:table-row>
        <table:table-row table:style-name="ro1">
          <table:table-cell office:value-type="string" calcext:value-type="string">
            <text:p>0500000US06087</text:p>
          </table:table-cell>
          <table:table-cell office:value-type="float" office:value="6087" calcext:value-type="float">
            <text:p>6087</text:p>
          </table:table-cell>
          <table:table-cell office:value-type="string" calcext:value-type="string">
            <text:p>Santa Cruz County, California</text:p>
          </table:table-cell>
          <table:table-cell office:value-type="float" office:value="11403600" calcext:value-type="float">
            <text:p>11403600</text:p>
          </table:table-cell>
          <table:table-cell office:value-type="float" office:value="9734154" calcext:value-type="float">
            <text:p>9734154</text:p>
          </table:table-cell>
        </table:table-row>
        <table:table-row table:style-name="ro1">
          <table:table-cell office:value-type="string" calcext:value-type="string">
            <text:p>0500000US06095</text:p>
          </table:table-cell>
          <table:table-cell office:value-type="float" office:value="6095" calcext:value-type="float">
            <text:p>6095</text:p>
          </table:table-cell>
          <table:table-cell office:value-type="string" calcext:value-type="string">
            <text:p>Solano County, California</text:p>
          </table:table-cell>
          <table:table-cell office:value-type="float" office:value="102914300" calcext:value-type="float">
            <text:p>102914300</text:p>
          </table:table-cell>
          <table:table-cell office:value-type="float" office:value="62584717" calcext:value-type="float">
            <text:p>62584717</text:p>
          </table:table-cell>
        </table:table-row>
        <table:table-row table:style-name="ro1">
          <table:table-cell office:value-type="string" calcext:value-type="string">
            <text:p>0500000US06097</text:p>
          </table:table-cell>
          <table:table-cell office:value-type="float" office:value="6097" calcext:value-type="float">
            <text:p>6097</text:p>
          </table:table-cell>
          <table:table-cell office:value-type="string" calcext:value-type="string">
            <text:p>Sonoma County, California</text:p>
          </table:table-cell>
          <table:table-cell office:value-type="float" office:value="27747200" calcext:value-type="float">
            <text:p>27747200</text:p>
          </table:table-cell>
          <table:table-cell office:value-type="float" office:value="20606960" calcext:value-type="float">
            <text:p>20606960</text:p>
          </table:table-cell>
        </table:table-row>
        <table:table-row table:style-name="ro1">
          <table:table-cell office:value-type="string" calcext:value-type="string">
            <text:p>0500000US06099</text:p>
          </table:table-cell>
          <table:table-cell office:value-type="float" office:value="6099" calcext:value-type="float">
            <text:p>6099</text:p>
          </table:table-cell>
          <table:table-cell office:value-type="string" calcext:value-type="string">
            <text:p>Stanislaus County, California</text:p>
          </table:table-cell>
          <table:table-cell office:value-type="float" office:value="32836700" calcext:value-type="float">
            <text:p>32836700</text:p>
          </table:table-cell>
          <table:table-cell office:value-type="float" office:value="10778161" calcext:value-type="float">
            <text:p>10778161</text:p>
          </table:table-cell>
        </table:table-row>
        <table:table-row table:style-name="ro1">
          <table:table-cell office:value-type="string" calcext:value-type="string">
            <text:p>0500000US06111</text:p>
          </table:table-cell>
          <table:table-cell office:value-type="float" office:value="6111" calcext:value-type="float">
            <text:p>6111</text:p>
          </table:table-cell>
          <table:table-cell office:value-type="string" calcext:value-type="string">
            <text:p>Ventura County, California</text:p>
          </table:table-cell>
          <table:table-cell office:value-type="float" office:value="91762000" calcext:value-type="float">
            <text:p>91762000</text:p>
          </table:table-cell>
          <table:table-cell office:value-type="float" office:value="32640876" calcext:value-type="float">
            <text:p>32640876</text:p>
          </table:table-cell>
        </table:table-row>
        <table:table-row table:style-name="ro1">
          <table:table-cell office:value-type="string" calcext:value-type="string">
            <text:p>0500000US08005</text:p>
          </table:table-cell>
          <table:table-cell office:value-type="float" office:value="8005" calcext:value-type="float">
            <text:p>8005</text:p>
          </table:table-cell>
          <table:table-cell office:value-type="string" calcext:value-type="string">
            <text:p>Arapahoe County, Colorado</text:p>
          </table:table-cell>
          <table:table-cell office:value-type="float" office:value="14532200" calcext:value-type="float">
            <text:p>14532200</text:p>
          </table:table-cell>
          <table:table-cell office:value-type="float" office:value="10872793" calcext:value-type="float">
            <text:p>10872793</text:p>
          </table:table-cell>
        </table:table-row>
        <table:table-row table:style-name="ro1">
          <table:table-cell office:value-type="string" calcext:value-type="string">
            <text:p>0500000US08041</text:p>
          </table:table-cell>
          <table:table-cell office:value-type="float" office:value="8041" calcext:value-type="float">
            <text:p>8041</text:p>
          </table:table-cell>
          <table:table-cell office:value-type="string" calcext:value-type="string">
            <text:p>El Paso County, Colorado</text:p>
          </table:table-cell>
          <table:table-cell office:value-type="float" office:value="24002800" calcext:value-type="float">
            <text:p>24002800</text:p>
          </table:table-cell>
          <table:table-cell office:value-type="float" office:value="10018376" calcext:value-type="float">
            <text:p>10018376</text:p>
          </table:table-cell>
        </table:table-row>
        <table:table-row table:style-name="ro1">
          <table:table-cell office:value-type="string" calcext:value-type="string">
            <text:p>0500000US12011</text:p>
          </table:table-cell>
          <table:table-cell office:value-type="float" office:value="12011" calcext:value-type="float">
            <text:p>12011</text:p>
          </table:table-cell>
          <table:table-cell office:value-type="string" calcext:value-type="string">
            <text:p>Broward County, Florida</text:p>
          </table:table-cell>
          <table:table-cell office:value-type="float" office:value="15462600" calcext:value-type="float">
            <text:p>15462600</text:p>
          </table:table-cell>
          <table:table-cell office:value-type="float" office:value="9898392" calcext:value-type="float">
            <text:p>9898392</text:p>
          </table:table-cell>
        </table:table-row>
        <table:table-row table:style-name="ro1">
          <table:table-cell office:value-type="string" calcext:value-type="string">
            <text:p>0500000US12031</text:p>
          </table:table-cell>
          <table:table-cell office:value-type="float" office:value="12031" calcext:value-type="float">
            <text:p>12031</text:p>
          </table:table-cell>
          <table:table-cell office:value-type="string" calcext:value-type="string">
            <text:p>Duval County, Florida</text:p>
          </table:table-cell>
          <table:table-cell office:value-type="float" office:value="6585800" calcext:value-type="float">
            <text:p>6585800</text:p>
          </table:table-cell>
          <table:table-cell office:value-type="float" office:value="6515377" calcext:value-type="float">
            <text:p>6515377</text:p>
          </table:table-cell>
        </table:table-row>
        <table:table-row table:style-name="ro1">
          <table:table-cell office:value-type="string" calcext:value-type="string">
            <text:p>0500000US12033</text:p>
          </table:table-cell>
          <table:table-cell office:value-type="float" office:value="12033" calcext:value-type="float">
            <text:p>12033</text:p>
          </table:table-cell>
          <table:table-cell office:value-type="string" calcext:value-type="string">
            <text:p>Escambia County, Florida</text:p>
          </table:table-cell>
          <table:table-cell office:value-type="float" office:value="6860400" calcext:value-type="float">
            <text:p>6860400</text:p>
          </table:table-cell>
          <table:table-cell office:value-type="float" office:value="5991325" calcext:value-type="float">
            <text:p>5991325</text:p>
          </table:table-cell>
        </table:table-row>
        <table:table-row table:style-name="ro1">
          <table:table-cell office:value-type="string" calcext:value-type="string">
            <text:p>0500000US12086</text:p>
          </table:table-cell>
          <table:table-cell office:value-type="float" office:value="12086" calcext:value-type="float">
            <text:p>12086</text:p>
          </table:table-cell>
          <table:table-cell office:value-type="string" calcext:value-type="string">
            <text:p>Miami-Dade County, Florida</text:p>
          </table:table-cell>
          <table:table-cell office:value-type="float" office:value="34502000" calcext:value-type="float">
            <text:p>34502000</text:p>
          </table:table-cell>
          <table:table-cell office:value-type="float" office:value="26182589" calcext:value-type="float">
            <text:p>26182589</text:p>
          </table:table-cell>
        </table:table-row>
        <table:table-row table:style-name="ro1">
          <table:table-cell office:value-type="string" calcext:value-type="string">
            <text:p>0500000US12091</text:p>
          </table:table-cell>
          <table:table-cell office:value-type="float" office:value="12091" calcext:value-type="float">
            <text:p>12091</text:p>
          </table:table-cell>
          <table:table-cell office:value-type="string" calcext:value-type="string">
            <text:p>Okaloosa County, Florida</text:p>
          </table:table-cell>
          <table:table-cell office:value-type="float" office:value="2296000" calcext:value-type="float">
            <text:p>2296000</text:p>
          </table:table-cell>
          <table:table-cell office:value-type="float" office:value="1902061" calcext:value-type="float">
            <text:p>1902061</text:p>
          </table:table-cell>
        </table:table-row>
        <table:table-row table:style-name="ro1">
          <table:table-cell office:value-type="string" calcext:value-type="string">
            <text:p>0500000US13089</text:p>
          </table:table-cell>
          <table:table-cell office:value-type="float" office:value="13089" calcext:value-type="float">
            <text:p>13089</text:p>
          </table:table-cell>
          <table:table-cell office:value-type="string" calcext:value-type="string">
            <text:p>DeKalb County, Georgia</text:p>
          </table:table-cell>
          <table:table-cell office:value-type="float" office:value="21049400" calcext:value-type="float">
            <text:p>21049400</text:p>
          </table:table-cell>
          <table:table-cell office:value-type="float" office:value="18084928" calcext:value-type="float">
            <text:p>18084928</text:p>
          </table:table-cell>
        </table:table-row>
        <table:table-row table:style-name="ro1">
          <table:table-cell office:value-type="string" calcext:value-type="string">
            <text:p>0500000US13135</text:p>
          </table:table-cell>
          <table:table-cell office:value-type="float" office:value="13135" calcext:value-type="float">
            <text:p>13135</text:p>
          </table:table-cell>
          <table:table-cell office:value-type="string" calcext:value-type="string">
            <text:p>Gwinnett County, Georgia</text:p>
          </table:table-cell>
          <table:table-cell office:value-type="float" office:value="8614100" calcext:value-type="float">
            <text:p>8614100</text:p>
          </table:table-cell>
          <table:table-cell office:value-type="float" office:value="6957734" calcext:value-type="float">
            <text:p>6957734</text:p>
          </table:table-cell>
        </table:table-row>
        <table:table-row table:style-name="ro1">
          <table:table-cell office:value-type="string" calcext:value-type="string">
            <text:p>0500000US13215</text:p>
          </table:table-cell>
          <table:table-cell office:value-type="float" office:value="13215" calcext:value-type="float">
            <text:p>13215</text:p>
          </table:table-cell>
          <table:table-cell office:value-type="string" calcext:value-type="string">
            <text:p>Muscogee County, Georgia</text:p>
          </table:table-cell>
          <table:table-cell office:value-type="float" office:value="3683000" calcext:value-type="float">
            <text:p>3683000</text:p>
          </table:table-cell>
          <table:table-cell office:value-type="float" office:value="3440343" calcext:value-type="float">
            <text:p>3440343</text:p>
          </table:table-cell>
        </table:table-row>
        <table:table-row table:style-name="ro1">
          <table:table-cell office:value-type="string" calcext:value-type="string">
            <text:p>0500000US15001</text:p>
          </table:table-cell>
          <table:table-cell office:value-type="float" office:value="15001" calcext:value-type="float">
            <text:p>15001</text:p>
          </table:table-cell>
          <table:table-cell office:value-type="string" calcext:value-type="string">
            <text:p>Hawaii County, Hawaii</text:p>
          </table:table-cell>
          <table:table-cell office:value-type="float" office:value="223072700" calcext:value-type="float">
            <text:p>223072700</text:p>
          </table:table-cell>
          <table:table-cell office:value-type="float" office:value="39935916" calcext:value-type="float">
            <text:p>39935916</text:p>
          </table:table-cell>
        </table:table-row>
        <table:table-row table:style-name="ro1">
          <table:table-cell office:value-type="string" calcext:value-type="string">
            <text:p>0500000US15003</text:p>
          </table:table-cell>
          <table:table-cell office:value-type="float" office:value="15003" calcext:value-type="float">
            <text:p>15003</text:p>
          </table:table-cell>
          <table:table-cell office:value-type="string" calcext:value-type="string">
            <text:p>Honolulu County, Hawaii</text:p>
          </table:table-cell>
          <table:table-cell office:value-type="float" office:value="1150316300" calcext:value-type="float">
            <text:p>1150316300</text:p>
          </table:table-cell>
          <table:table-cell office:value-type="float" office:value="125160530" calcext:value-type="float">
            <text:p>125160530</text:p>
          </table:table-cell>
        </table:table-row>
        <table:table-row table:style-name="ro1">
          <table:table-cell office:value-type="string" calcext:value-type="string">
            <text:p>0500000US15009</text:p>
          </table:table-cell>
          <table:table-cell office:value-type="float" office:value="15009" calcext:value-type="float">
            <text:p>15009</text:p>
          </table:table-cell>
          <table:table-cell office:value-type="string" calcext:value-type="string">
            <text:p>Maui County, Hawaii</text:p>
          </table:table-cell>
          <table:table-cell office:value-type="float" office:value="309300200" calcext:value-type="float">
            <text:p>309300200</text:p>
          </table:table-cell>
          <table:table-cell office:value-type="float" office:value="126738692" calcext:value-type="float">
            <text:p>126738692</text:p>
          </table:table-cell>
        </table:table-row>
        <table:table-row table:style-name="ro1">
          <table:table-cell office:value-type="string" calcext:value-type="string">
            <text:p>0500000US17031</text:p>
          </table:table-cell>
          <table:table-cell office:value-type="float" office:value="17031" calcext:value-type="float">
            <text:p>17031</text:p>
          </table:table-cell>
          <table:table-cell office:value-type="string" calcext:value-type="string">
            <text:p>Cook County, Illinois</text:p>
          </table:table-cell>
          <table:table-cell office:value-type="float" office:value="36350000" calcext:value-type="float">
            <text:p>36350000</text:p>
          </table:table-cell>
          <table:table-cell office:value-type="float" office:value="29982634" calcext:value-type="float">
            <text:p>29982634</text:p>
          </table:table-cell>
        </table:table-row>
        <table:table-row table:style-name="ro1">
          <table:table-cell office:value-type="string" calcext:value-type="string">
            <text:p>0500000US24021</text:p>
          </table:table-cell>
          <table:table-cell office:value-type="float" office:value="24021" calcext:value-type="float">
            <text:p>24021</text:p>
          </table:table-cell>
          <table:table-cell office:value-type="string" calcext:value-type="string">
            <text:p>Frederick County, Maryland</text:p>
          </table:table-cell>
          <table:table-cell office:value-type="float" office:value="12782900" calcext:value-type="float">
            <text:p>12782900</text:p>
          </table:table-cell>
          <table:table-cell office:value-type="float" office:value="11355978" calcext:value-type="float">
            <text:p>11355978</text:p>
          </table:table-cell>
        </table:table-row>
        <table:table-row table:style-name="ro1">
          <table:table-cell office:value-type="string" calcext:value-type="string">
            <text:p>0500000US26163</text:p>
          </table:table-cell>
          <table:table-cell office:value-type="float" office:value="26163" calcext:value-type="float">
            <text:p>26163</text:p>
          </table:table-cell>
          <table:table-cell office:value-type="string" calcext:value-type="string">
            <text:p>Wayne County, Michigan</text:p>
          </table:table-cell>
          <table:table-cell office:value-type="float" office:value="11729500" calcext:value-type="float">
            <text:p>11729500</text:p>
          </table:table-cell>
          <table:table-cell office:value-type="float" office:value="8264546" calcext:value-type="float">
            <text:p>8264546</text:p>
          </table:table-cell>
        </table:table-row>
        <table:table-row table:style-name="ro1">
          <table:table-cell office:value-type="string" calcext:value-type="string">
            <text:p>0500000US29095</text:p>
          </table:table-cell>
          <table:table-cell office:value-type="float" office:value="29095" calcext:value-type="float">
            <text:p>29095</text:p>
          </table:table-cell>
          <table:table-cell office:value-type="string" calcext:value-type="string">
            <text:p>Jackson County, Missouri</text:p>
          </table:table-cell>
          <table:table-cell office:value-type="float" office:value="6645900" calcext:value-type="float">
            <text:p>6645900</text:p>
          </table:table-cell>
          <table:table-cell office:value-type="float" office:value="3081381" calcext:value-type="float">
            <text:p>3081381</text:p>
          </table:table-cell>
        </table:table-row>
        <table:table-row table:style-name="ro1">
          <table:table-cell office:value-type="string" calcext:value-type="string">
            <text:p>0500000US32003</text:p>
          </table:table-cell>
          <table:table-cell office:value-type="float" office:value="32003" calcext:value-type="float">
            <text:p>32003</text:p>
          </table:table-cell>
          <table:table-cell office:value-type="string" calcext:value-type="string">
            <text:p>Clark County, Nevada</text:p>
          </table:table-cell>
          <table:table-cell office:value-type="float" office:value="235620600" calcext:value-type="float">
            <text:p>235620600</text:p>
          </table:table-cell>
          <table:table-cell office:value-type="float" office:value="55528597" calcext:value-type="float">
            <text:p>55528597</text:p>
          </table:table-cell>
        </table:table-row>
        <table:table-row table:style-name="ro1">
          <table:table-cell office:value-type="string" calcext:value-type="string">
            <text:p>0500000US32031</text:p>
          </table:table-cell>
          <table:table-cell office:value-type="float" office:value="32031" calcext:value-type="float">
            <text:p>32031</text:p>
          </table:table-cell>
          <table:table-cell office:value-type="string" calcext:value-type="string">
            <text:p>Washoe County, Nevada</text:p>
          </table:table-cell>
          <table:table-cell office:value-type="float" office:value="19449000" calcext:value-type="float">
            <text:p>19449000</text:p>
          </table:table-cell>
          <table:table-cell office:value-type="float" office:value="8251254" calcext:value-type="float">
            <text:p>8251254</text:p>
          </table:table-cell>
        </table:table-row>
        <table:table-row table:style-name="ro1">
          <table:table-cell office:value-type="string" calcext:value-type="string">
            <text:p>0500000US34005</text:p>
          </table:table-cell>
          <table:table-cell office:value-type="float" office:value="34005" calcext:value-type="float">
            <text:p>34005</text:p>
          </table:table-cell>
          <table:table-cell office:value-type="string" calcext:value-type="string">
            <text:p>Burlington County, New Jersey</text:p>
          </table:table-cell>
          <table:table-cell office:value-type="float" office:value="3061500" calcext:value-type="float">
            <text:p>3061500</text:p>
          </table:table-cell>
          <table:table-cell office:value-type="float" office:value="3013339" calcext:value-type="float">
            <text:p>3013339</text:p>
          </table:table-cell>
        </table:table-row>
        <table:table-row table:style-name="ro1">
          <table:table-cell office:value-type="string" calcext:value-type="string">
            <text:p>0500000US36081</text:p>
          </table:table-cell>
          <table:table-cell office:value-type="float" office:value="36081" calcext:value-type="float">
            <text:p>36081</text:p>
          </table:table-cell>
          <table:table-cell office:value-type="string" calcext:value-type="string">
            <text:p>Queens County, New York</text:p>
          </table:table-cell>
          <table:table-cell office:value-type="float" office:value="8182300" calcext:value-type="float">
            <text:p>8182300</text:p>
          </table:table-cell>
          <table:table-cell office:value-type="float" office:value="7969048" calcext:value-type="float">
            <text:p>7969048</text:p>
          </table:table-cell>
        </table:table-row>
        <table:table-row table:style-name="ro1">
          <table:table-cell office:value-type="string" calcext:value-type="string">
            <text:p>0500000US37051</text:p>
          </table:table-cell>
          <table:table-cell office:value-type="float" office:value="37051" calcext:value-type="float">
            <text:p>37051</text:p>
          </table:table-cell>
          <table:table-cell office:value-type="string" calcext:value-type="string">
            <text:p>Cumberland County, North Carolina</text:p>
          </table:table-cell>
          <table:table-cell office:value-type="float" office:value="31064800" calcext:value-type="float">
            <text:p>31064800</text:p>
          </table:table-cell>
          <table:table-cell office:value-type="float" office:value="12403698" calcext:value-type="float">
            <text:p>12403698</text:p>
          </table:table-cell>
        </table:table-row>
        <table:table-row table:style-name="ro1">
          <table:table-cell office:value-type="string" calcext:value-type="string">
            <text:p>0500000US40027</text:p>
          </table:table-cell>
          <table:table-cell office:value-type="float" office:value="40027" calcext:value-type="float">
            <text:p>40027</text:p>
          </table:table-cell>
          <table:table-cell office:value-type="string" calcext:value-type="string">
            <text:p>Cleveland County, Oklahoma</text:p>
          </table:table-cell>
          <table:table-cell office:value-type="float" office:value="7710400" calcext:value-type="float">
            <text:p>7710400</text:p>
          </table:table-cell>
          <table:table-cell office:value-type="float" office:value="7466927" calcext:value-type="float">
            <text:p>7466927</text:p>
          </table:table-cell>
        </table:table-row>
        <table:table-row table:style-name="ro1">
          <table:table-cell office:value-type="string" calcext:value-type="string">
            <text:p>0500000US40031</text:p>
          </table:table-cell>
          <table:table-cell office:value-type="float" office:value="40031" calcext:value-type="float">
            <text:p>40031</text:p>
          </table:table-cell>
          <table:table-cell office:value-type="string" calcext:value-type="string">
            <text:p>Comanche County, Oklahoma</text:p>
          </table:table-cell>
          <table:table-cell office:value-type="float" office:value="9027200" calcext:value-type="float">
            <text:p>9027200</text:p>
          </table:table-cell>
          <table:table-cell office:value-type="float" office:value="6370668" calcext:value-type="float">
            <text:p>6370668</text:p>
          </table:table-cell>
        </table:table-row>
        <table:table-row table:style-name="ro1">
          <table:table-cell office:value-type="string" calcext:value-type="string">
            <text:p>0500000US41051</text:p>
          </table:table-cell>
          <table:table-cell office:value-type="float" office:value="41051" calcext:value-type="float">
            <text:p>41051</text:p>
          </table:table-cell>
          <table:table-cell office:value-type="string" calcext:value-type="string">
            <text:p>Multnomah County, Oregon</text:p>
          </table:table-cell>
          <table:table-cell office:value-type="float" office:value="34476900" calcext:value-type="float">
            <text:p>34476900</text:p>
          </table:table-cell>
          <table:table-cell office:value-type="float" office:value="11372127" calcext:value-type="float">
            <text:p>11372127</text:p>
          </table:table-cell>
        </table:table-row>
        <table:table-row table:style-name="ro1">
          <table:table-cell office:value-type="string" calcext:value-type="string">
            <text:p>0500000US41067</text:p>
          </table:table-cell>
          <table:table-cell office:value-type="float" office:value="41067" calcext:value-type="float">
            <text:p>41067</text:p>
          </table:table-cell>
          <table:table-cell office:value-type="string" calcext:value-type="string">
            <text:p>Washington County, Oregon</text:p>
          </table:table-cell>
          <table:table-cell office:value-type="float" office:value="33164300" calcext:value-type="float">
            <text:p>33164300</text:p>
          </table:table-cell>
          <table:table-cell office:value-type="float" office:value="26363519" calcext:value-type="float">
            <text:p>26363519</text:p>
          </table:table-cell>
        </table:table-row>
        <table:table-row table:style-name="ro1">
          <table:table-cell office:value-type="string" calcext:value-type="string">
            <text:p>0500000US48029</text:p>
          </table:table-cell>
          <table:table-cell office:value-type="float" office:value="48029" calcext:value-type="float">
            <text:p>48029</text:p>
          </table:table-cell>
          <table:table-cell office:value-type="string" calcext:value-type="string">
            <text:p>Bexar County, Texas</text:p>
          </table:table-cell>
          <table:table-cell office:value-type="float" office:value="24027400" calcext:value-type="float">
            <text:p>24027400</text:p>
          </table:table-cell>
          <table:table-cell office:value-type="float" office:value="16574711" calcext:value-type="float">
            <text:p>16574711</text:p>
          </table:table-cell>
        </table:table-row>
        <table:table-row table:style-name="ro1">
          <table:table-cell office:value-type="string" calcext:value-type="string">
            <text:p>0500000US48113</text:p>
          </table:table-cell>
          <table:table-cell office:value-type="float" office:value="48113" calcext:value-type="float">
            <text:p>48113</text:p>
          </table:table-cell>
          <table:table-cell office:value-type="string" calcext:value-type="string">
            <text:p>Dallas County, Texas</text:p>
          </table:table-cell>
          <table:table-cell office:value-type="float" office:value="22678600" calcext:value-type="float">
            <text:p>22678600</text:p>
          </table:table-cell>
          <table:table-cell office:value-type="float" office:value="20412643" calcext:value-type="float">
            <text:p>20412643</text:p>
          </table:table-cell>
        </table:table-row>
        <table:table-row table:style-name="ro1">
          <table:table-cell office:value-type="string" calcext:value-type="string">
            <text:p>0500000US48201</text:p>
          </table:table-cell>
          <table:table-cell office:value-type="float" office:value="48201" calcext:value-type="float">
            <text:p>48201</text:p>
          </table:table-cell>
          <table:table-cell office:value-type="string" calcext:value-type="string">
            <text:p>Harris County, Texas</text:p>
          </table:table-cell>
          <table:table-cell office:value-type="float" office:value="32453800" calcext:value-type="float">
            <text:p>32453800</text:p>
          </table:table-cell>
          <table:table-cell office:value-type="float" office:value="19540045" calcext:value-type="float">
            <text:p>19540045</text:p>
          </table:table-cell>
        </table:table-row>
        <table:table-row table:style-name="ro1">
          <table:table-cell office:value-type="string" calcext:value-type="string">
            <text:p>0500000US48439</text:p>
          </table:table-cell>
          <table:table-cell office:value-type="float" office:value="48439" calcext:value-type="float">
            <text:p>48439</text:p>
          </table:table-cell>
          <table:table-cell office:value-type="string" calcext:value-type="string">
            <text:p>Tarrant County, Texas</text:p>
          </table:table-cell>
          <table:table-cell office:value-type="float" office:value="40716100" calcext:value-type="float">
            <text:p>40716100</text:p>
          </table:table-cell>
          <table:table-cell office:value-type="float" office:value="13079871" calcext:value-type="float">
            <text:p>13079871</text:p>
          </table:table-cell>
        </table:table-row>
        <table:table-row table:style-name="ro1">
          <table:table-cell office:value-type="string" calcext:value-type="string">
            <text:p>0500000US49005</text:p>
          </table:table-cell>
          <table:table-cell office:value-type="float" office:value="49005" calcext:value-type="float">
            <text:p>49005</text:p>
          </table:table-cell>
          <table:table-cell office:value-type="string" calcext:value-type="string">
            <text:p>Cache County, Utah</text:p>
          </table:table-cell>
          <table:table-cell office:value-type="float" office:value="3705800" calcext:value-type="float">
            <text:p>3705800</text:p>
          </table:table-cell>
          <table:table-cell office:value-type="float" office:value="1538143" calcext:value-type="float">
            <text:p>1538143</text:p>
          </table:table-cell>
        </table:table-row>
        <table:table-row table:style-name="ro1">
          <table:table-cell office:value-type="string" calcext:value-type="string">
            <text:p>0500000US49011</text:p>
          </table:table-cell>
          <table:table-cell office:value-type="float" office:value="49011" calcext:value-type="float">
            <text:p>49011</text:p>
          </table:table-cell>
          <table:table-cell office:value-type="string" calcext:value-type="string">
            <text:p>Davis County, Utah</text:p>
          </table:table-cell>
          <table:table-cell office:value-type="float" office:value="8668500" calcext:value-type="float">
            <text:p>8668500</text:p>
          </table:table-cell>
          <table:table-cell office:value-type="float" office:value="5898384" calcext:value-type="float">
            <text:p>5898384</text:p>
          </table:table-cell>
        </table:table-row>
        <table:table-row table:style-name="ro1">
          <table:table-cell office:value-type="string" calcext:value-type="string">
            <text:p>0500000US49035</text:p>
          </table:table-cell>
          <table:table-cell office:value-type="float" office:value="49035" calcext:value-type="float">
            <text:p>49035</text:p>
          </table:table-cell>
          <table:table-cell office:value-type="string" calcext:value-type="string">
            <text:p>Salt Lake County, Utah</text:p>
          </table:table-cell>
          <table:table-cell office:value-type="float" office:value="142193400" calcext:value-type="float">
            <text:p>142193400</text:p>
          </table:table-cell>
          <table:table-cell office:value-type="float" office:value="35165874" calcext:value-type="float">
            <text:p>35165874</text:p>
          </table:table-cell>
        </table:table-row>
        <table:table-row table:style-name="ro1">
          <table:table-cell office:value-type="string" calcext:value-type="string">
            <text:p>0500000US49049</text:p>
          </table:table-cell>
          <table:table-cell office:value-type="float" office:value="49049" calcext:value-type="float">
            <text:p>49049</text:p>
          </table:table-cell>
          <table:table-cell office:value-type="string" calcext:value-type="string">
            <text:p>Utah County, Utah</text:p>
          </table:table-cell>
          <table:table-cell office:value-type="float" office:value="65558300" calcext:value-type="float">
            <text:p>65558300</text:p>
          </table:table-cell>
          <table:table-cell office:value-type="float" office:value="49404607" calcext:value-type="float">
            <text:p>49404607</text:p>
          </table:table-cell>
        </table:table-row>
        <table:table-row table:style-name="ro1">
          <table:table-cell office:value-type="string" calcext:value-type="string">
            <text:p>0500000US49053</text:p>
          </table:table-cell>
          <table:table-cell office:value-type="float" office:value="49053" calcext:value-type="float">
            <text:p>49053</text:p>
          </table:table-cell>
          <table:table-cell office:value-type="string" calcext:value-type="string">
            <text:p>Washington County, Utah</text:p>
          </table:table-cell>
          <table:table-cell office:value-type="float" office:value="5467400" calcext:value-type="float">
            <text:p>5467400</text:p>
          </table:table-cell>
          <table:table-cell office:value-type="float" office:value="1244805" calcext:value-type="float">
            <text:p>1244805</text:p>
          </table:table-cell>
        </table:table-row>
        <table:table-row table:style-name="ro1">
          <table:table-cell office:value-type="string" calcext:value-type="string">
            <text:p>0500000US51059</text:p>
          </table:table-cell>
          <table:table-cell office:value-type="float" office:value="51059" calcext:value-type="float">
            <text:p>51059</text:p>
          </table:table-cell>
          <table:table-cell office:value-type="string" calcext:value-type="string">
            <text:p>Fairfax County, Virginia</text:p>
          </table:table-cell>
          <table:table-cell office:value-type="float" office:value="27351100" calcext:value-type="float">
            <text:p>27351100</text:p>
          </table:table-cell>
          <table:table-cell office:value-type="float" office:value="17746110" calcext:value-type="float">
            <text:p>17746110</text:p>
          </table:table-cell>
        </table:table-row>
        <table:table-row table:style-name="ro1">
          <table:table-cell office:value-type="string" calcext:value-type="string">
            <text:p>0500000US51810</text:p>
          </table:table-cell>
          <table:table-cell office:value-type="float" office:value="51810" calcext:value-type="float">
            <text:p>51810</text:p>
          </table:table-cell>
          <table:table-cell office:value-type="string" calcext:value-type="string">
            <text:p>Virginia Beach city, Virginia</text:p>
          </table:table-cell>
          <table:table-cell office:value-type="float" office:value="16895600" calcext:value-type="float">
            <text:p>16895600</text:p>
          </table:table-cell>
          <table:table-cell office:value-type="float" office:value="16722357" calcext:value-type="float">
            <text:p>16722357</text:p>
          </table:table-cell>
        </table:table-row>
        <table:table-row table:style-name="ro1">
          <table:table-cell office:value-type="string" calcext:value-type="string">
            <text:p>0500000US53011</text:p>
          </table:table-cell>
          <table:table-cell office:value-type="float" office:value="53011" calcext:value-type="float">
            <text:p>53011</text:p>
          </table:table-cell>
          <table:table-cell office:value-type="string" calcext:value-type="string">
            <text:p>Clark County, Washington</text:p>
          </table:table-cell>
          <table:table-cell office:value-type="float" office:value="35777300" calcext:value-type="float">
            <text:p>35777300</text:p>
          </table:table-cell>
          <table:table-cell office:value-type="float" office:value="30656309" calcext:value-type="float">
            <text:p>30656309</text:p>
          </table:table-cell>
        </table:table-row>
        <table:table-row table:style-name="ro1">
          <table:table-cell office:value-type="string" calcext:value-type="string">
            <text:p>0500000US53029</text:p>
          </table:table-cell>
          <table:table-cell office:value-type="float" office:value="53029" calcext:value-type="float">
            <text:p>53029</text:p>
          </table:table-cell>
          <table:table-cell office:value-type="string" calcext:value-type="string">
            <text:p>Island County, Washington</text:p>
          </table:table-cell>
          <table:table-cell office:value-type="float" office:value="5666500" calcext:value-type="float">
            <text:p>5666500</text:p>
          </table:table-cell>
          <table:table-cell office:value-type="float" office:value="1990528" calcext:value-type="float">
            <text:p>1990528</text:p>
          </table:table-cell>
        </table:table-row>
        <table:table-row table:style-name="ro1">
          <table:table-cell office:value-type="string" calcext:value-type="string">
            <text:p>0500000US53033</text:p>
          </table:table-cell>
          <table:table-cell office:value-type="float" office:value="53033" calcext:value-type="float">
            <text:p>53033</text:p>
          </table:table-cell>
          <table:table-cell office:value-type="string" calcext:value-type="string">
            <text:p>King County, Washington</text:p>
          </table:table-cell>
          <table:table-cell office:value-type="float" office:value="172209200" calcext:value-type="float">
            <text:p>172209200</text:p>
          </table:table-cell>
          <table:table-cell office:value-type="float" office:value="29688494" calcext:value-type="float">
            <text:p>29688494</text:p>
          </table:table-cell>
        </table:table-row>
        <table:table-row table:style-name="ro1">
          <table:table-cell office:value-type="string" calcext:value-type="string">
            <text:p>0500000US53035</text:p>
          </table:table-cell>
          <table:table-cell office:value-type="float" office:value="53035" calcext:value-type="float">
            <text:p>53035</text:p>
          </table:table-cell>
          <table:table-cell office:value-type="string" calcext:value-type="string">
            <text:p>Kitsap County, Washington</text:p>
          </table:table-cell>
          <table:table-cell office:value-type="float" office:value="36489200" calcext:value-type="float">
            <text:p>36489200</text:p>
          </table:table-cell>
          <table:table-cell office:value-type="float" office:value="14852375" calcext:value-type="float">
            <text:p>14852375</text:p>
          </table:table-cell>
        </table:table-row>
        <table:table-row table:style-name="ro1">
          <table:table-cell office:value-type="string" calcext:value-type="string">
            <text:p>0500000US53053</text:p>
          </table:table-cell>
          <table:table-cell office:value-type="float" office:value="53053" calcext:value-type="float">
            <text:p>53053</text:p>
          </table:table-cell>
          <table:table-cell office:value-type="string" calcext:value-type="string">
            <text:p>Pierce County, Washington</text:p>
          </table:table-cell>
          <table:table-cell office:value-type="float" office:value="108465100" calcext:value-type="float">
            <text:p>108465100</text:p>
          </table:table-cell>
          <table:table-cell office:value-type="float" office:value="25165084" calcext:value-type="float">
            <text:p>25165084</text:p>
          </table:table-cell>
        </table:table-row>
        <table:table-row table:style-name="ro1">
          <table:table-cell office:value-type="string" calcext:value-type="string">
            <text:p>0500000US53061</text:p>
          </table:table-cell>
          <table:table-cell office:value-type="float" office:value="53061" calcext:value-type="float">
            <text:p>53061</text:p>
          </table:table-cell>
          <table:table-cell office:value-type="string" calcext:value-type="string">
            <text:p>Snohomish County, Washington</text:p>
          </table:table-cell>
          <table:table-cell office:value-type="float" office:value="58044500" calcext:value-type="float">
            <text:p>58044500</text:p>
          </table:table-cell>
          <table:table-cell office:value-type="float" office:value="19092088" calcext:value-type="float">
            <text:p>19092088</text:p>
          </table:table-cell>
        </table:table-row>
        <table:table-row table:style-name="ro1">
          <table:table-cell office:value-type="string" calcext:value-type="string">
            <text:p>0500000US53067</text:p>
          </table:table-cell>
          <table:table-cell office:value-type="float" office:value="53067" calcext:value-type="float">
            <text:p>53067</text:p>
          </table:table-cell>
          <table:table-cell office:value-type="string" calcext:value-type="string">
            <text:p>Thurston County, Washington</text:p>
          </table:table-cell>
          <table:table-cell office:value-type="float" office:value="25313200" calcext:value-type="float">
            <text:p>25313200</text:p>
          </table:table-cell>
          <table:table-cell office:value-type="float" office:value="13120466" calcext:value-type="float">
            <text:p>13120466</text:p>
          </table:table-cell>
        </table:table-row>
        <table:table-row table:style-name="ro1">
          <table:table-cell office:value-type="string" calcext:value-type="string">
            <text:p>0500000US53073</text:p>
          </table:table-cell>
          <table:table-cell office:value-type="float" office:value="53073" calcext:value-type="float">
            <text:p>53073</text:p>
          </table:table-cell>
          <table:table-cell office:value-type="string" calcext:value-type="string">
            <text:p>Whatcom County, Washington</text:p>
          </table:table-cell>
          <table:table-cell office:value-type="float" office:value="4487600" calcext:value-type="float">
            <text:p>4487600</text:p>
          </table:table-cell>
          <table:table-cell office:value-type="float" office:value="4402761" calcext:value-type="float">
            <text:p>4402761</text:p>
          </table:table-cell>
        </table:table-row>
        <table:table-row table:style-name="ro1">
          <table:table-cell office:value-type="string" calcext:value-type="string">
            <text:p>0500000US54107</text:p>
          </table:table-cell>
          <table:table-cell office:value-type="float" office:value="54107" calcext:value-type="float">
            <text:p>54107</text:p>
          </table:table-cell>
          <table:table-cell office:value-type="string" calcext:value-type="string">
            <text:p>Wood County, West Virginia</text:p>
          </table:table-cell>
          <table:table-cell office:value-type="float" office:value="2495500" calcext:value-type="float">
            <text:p>2495500</text:p>
          </table:table-cell>
          <table:table-cell office:value-type="float" office:value="2204391" calcext:value-type="float">
            <text:p>22043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80" meta:object-count="0"/>
    <meta:generator>LibreOffice/6.0.7.3$Linux_X86_64 LibreOffice_project/00m0$Build-3</meta:generator>
  </office:meta>
</office:document-meta>
</file>